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style:font-size-asian="12pt" style:font-size-complex="12pt"/>
    </style:style>
    <style:style style:name="T263" style:family="text">
      <style:text-properties style:use-window-font-color="true" loext:opacity="0%" style:font-name="Liberation Sans" officeooo:rsid="0efd8e5c"/>
    </style:style>
    <style:style style:name="T264" style:family="text">
      <style:text-properties officeooo:rsid="04473353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officeooo:rsid="0e5635a7"/>
    </style:style>
    <style:style style:name="T269" style:family="text">
      <style:text-properties officeooo:rsid="0e838e2a"/>
    </style:style>
    <style:style style:name="T270" style:family="text">
      <style:text-properties officeooo:rsid="0e83c34e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officeooo:rsid="0f0ca65a"/>
    </style:style>
    <style:style style:name="T279" style:family="text">
      <style:text-properties officeooo:rsid="0f894f65"/>
    </style:style>
    <style:style style:name="T280" style:family="text">
      <style:text-properties officeooo:rsid="0f95a7a0"/>
    </style:style>
    <style:style style:name="T281" style:family="text">
      <style:text-properties officeooo:rsid="0f8f58bd"/>
    </style:style>
    <style:style style:name="T28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1"><text:user-field-get text:name="Version">22.04 LTS</text:user-field-get></text:span></text:span><text:span text:style-name="Strong_20_Emphasis"><text:span text:style-name="T158"><text:note text:id="ftn1" text:note-class="footnote"><text:note-citation>1</text:note-citation><text:note-body><text:p text:style-name="P68"><text:span text:style-name="T189">LTS</text:span><text:span text:style-name="T197"> </text:span><text:span text:style-name="T198">staat voor</text:span><text:span text:style-name="T196"> </text:span><text:span text:style-name="T189">Long-Term Support, langetermijnondersteuning, </text:span><text:span text:style-name="T199">en </text:span><text:span text:style-name="T200">d</text:span><text:span text:style-name="T199">eze </text:span><text:span text:style-name="Strong_20_Emphasis"><text:span text:style-name="T204"><text:user-field-get text:name="Distro">Ubuntu</text:user-field-get></text:span></text:span><text:span text:style-name="T199"><text:s/></text:span><text:span text:style-name="T205"><text:user-field-get text:name="Version">22.04 LTS</text:user-field-get></text:span><text:span text:style-name="T205"><text:s/></text:span><text:span text:style-name="Strong_20_Emphasis"><text:span text:style-name="T206"><text:user-field-get text:name="Edition">Server</text:user-field-get></text:span></text:span><text:span text:style-name="T199"><text:s/></text:span><text:span text:style-name="T201">(codenaam </text:span><text:span text:style-name="T203">j</text:span><text:span text:style-name="T271">ammy</text:span><text:span text:style-name="T201">) </text:span><text:span text:style-name="T198">van</text:span><text:span text:style-name="T195"> </text:span><text:span text:style-name="T193">april</text:span><text:span text:style-name="T191"> </text:span><text:span text:style-name="Strong_20_Emphasis"><text:span text:style-name="T82"><text:user-field-get style:data-style-name="N0" text:name="Releaseyear">2022</text:user-field-get></text:span></text:span><text:span text:style-name="T193"><text:s/></text:span><text:span text:style-name="T189">wordt </text:span><text:span text:style-name="T190">vijf</text:span><text:span text:style-name="T189"> jaar onder</text:span><text:span text:style-name="T202">steund</text:span><text:span text:style-name="T194"> </text:span><text:span text:style-name="T189">tot </text:span><text:span text:style-name="T193">april</text:span><text:span text:style-name="T188"> </text:span><text:span text:style-name="T189">202</text:span><text:span text:style-name="T193">7</text:span><text:span text:style-name="T192">.</text:span></text:p></text:note-body></text:note></text:span></text:span><text:span text:style-name="Strong_20_Emphasis"><text:span text:style-name="T159"><text:s/></text:span></text:span><text:span text:style-name="Strong_20_Emphasis"><text:span text:style-name="T160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8">ONDERSTREEPTE</text:span></text:span><text:span text:style-name="T1"> </text:span><text:span text:style-name="T14">woorden</text:span><text:span text:style-name="T13"> het</text:span><text:span text:style-name="Strong_20_Emphasis"><text:span text:style-name="T212"> </text:span></text:span><text:span text:style-name="Strong_20_Emphasis"><text:span text:style-name="T213">tekstvak</text:span></text:span><text:span text:style-name="T14"> </text:span><text:span text:style-name="T19">in,</text:span><text:span text:style-name="T14"> </text:span><text:span text:style-name="T232">zie </text:span><text:span text:style-name="T263">[</text:span><text:span text:style-name="T232">toelichting</text:span><text:span text:style-name="T263">]</text:span><text:span text:style-name="T14">:</text:span></text:p>
      <text:p text:style-name="P1"><text:span text:style-name="Definition"><text:span text:style-name="T23">GEBRUIKER</text:span></text:span><text:span text:style-name="T240"><text:tab/><text:tab/></text:span><text:span text:style-name="T262"> <text:tab/><text:tab/></text:span><text:span text:style-name="T241"><draw:control text:anchor-type="as-char" svg:y="-0.429cm" draw:z-index="5" draw:name="Gebruiker" draw:style-name="gr2" draw:text-style-name="P84" svg:width="6.002cm" svg:height="0.6cm" draw:control="control6"><svg:title>Gebruiker</svg:title><svg:desc>Volledige naam, bijv. Jan Stek</svg:desc></draw:control></text:span><text:span text:style-name="T241"><text:tab/></text:span><text:span text:style-name="T242">[</text:span><text:span text:style-name="T235">volledige naam, bijv. </text:span><text:span text:style-name="T236">J</text:span><text:span text:style-name="T260">a</text:span><text:span text:style-name="T236">n </text:span><text:span text:style-name="T260">Jansen</text:span><text:span text:style-name="T261">]</text:span></text:p>
      <text:p text:style-name="P56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29cm" draw:z-index="14" draw:name="Gberuikersnaam 2" draw:style-name="gr2" draw:text-style-name="P84" svg:width="6.002cm" svg:height="0.6cm" draw:control="control15"><svg:title>Gebruikersnaam</svg:title><svg:desc>Korte naam, bijv. jan</svg:desc></draw:control></text:span><text:span text:style-name="T233"><text:tab/></text:span><text:span text:style-name="T7">[</text:span><text:span text:style-name="T6">korte naam, bijv. </text:span><text:span text:style-name="T166">j</text:span><text:span text:style-name="T167">a</text:span><text:span text:style-name="T166">n</text:span><text:span text:style-name="T168">]</text:span></text:p>
      <text:p text:style-name="P3"><text:span text:style-name="Definition"><text:span text:style-name="T279">servernaam</text:span></text:span><text:span text:style-name="T243"><text:tab/><text:tab/><text:tab/></text:span><draw:control text:anchor-type="as-char" svg:y="-0.429cm" draw:z-index="6" draw:name="Computernaam" draw:style-name="gr2" draw:text-style-name="P84" svg:width="6.002cm" svg:height="0.6cm" draw:control="control7"><svg:title>Computernaam</svg:title><svg:desc>Unieke naam van de computer</svg:desc></draw:control><text:tab/><text:span text:style-name="T248">[</text:span><text:span text:style-name="T244">naam van de </text:span><text:span text:style-name="T249">serv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"><text:span text:style-name="Definition"><text:span text:style-name="T251">GEBRUIKER</text:span></text:span><text:span text:style-name="T250"><text:tab/><text:tab/></text:span><text:span text:style-name="T262"> <text:tab/><text:tab/></text:span><text:span text:style-name="T241"><draw:control text:anchor-type="as-char" svg:y="-0.429cm" draw:z-index="11" draw:name="Gebruiker 1" draw:style-name="gr2" draw:text-style-name="P84" svg:width="6.002cm" svg:height="0.6cm" draw:control="control12"><svg:title>Gebruiker</svg:title><svg:desc>Volledige naam, bijv. Jan Stek</svg:desc></draw:control></text:span><text:span text:style-name="T241"><text:tab/></text:span><text:span text:style-name="T242">[</text:span><text:span text:style-name="T235">volledige naam </text:span><text:span text:style-name="T237">evt. </text:span><text:span text:style-name="T239">extra </text:span><text:span text:style-name="T237">gebruiker</text:span><text:span text:style-name="T238">]</text:span></text:p>
      <text:p text:style-name="P50"><text:span text:style-name="Definition"><text:span text:style-name="T251">GEBRUIKERSN</text:span></text:span><text:span text:style-name="Definition"><text:span text:style-name="T252">aa</text:span></text:span><text:span text:style-name="Definition"><text:span text:style-name="T251">M</text:span></text:span><text:span text:style-name="Definition"><text:span text:style-name="T255"><text:tab/></text:span></text:span><text:span text:style-name="T233"><draw:control text:anchor-type="as-char" svg:y="-0.429cm" draw:z-index="12" draw:name="Gberuikersnaam 1" draw:style-name="gr2" draw:text-style-name="P84" svg:width="6.002cm" svg:height="0.6cm" draw:control="control13"><svg:title>Gebruikersnaam</svg:title><svg:desc>Korte naam, bijv. jan</svg:desc></draw:control></text:span><text:span text:style-name="T233"><text:tab/></text:span><text:span text:style-name="T254">[</text:span><text:span text:style-name="T253">korte naam</text:span><text:span text:style-name="T256"> </text:span><text:span text:style-name="T257">evt. </text:span><text:span text:style-name="T259">extra </text:span><text:span text:style-name="T257">gebruiker</text:span><text:span text:style-name="T258">]</text:span></text:p>
      <text:p text:style-name="P4"><text:span text:style-name="T169">Vervang </text:span><text:span text:style-name="T173">de</text:span><text:span text:style-name="T169"> </text:span><text:span text:style-name="Definition"><text:span text:style-name="T24">ONDERSTREEPTE</text:span></text:span><text:span text:style-name="T169"> </text:span><text:span text:style-name="T170">woorden </text:span><text:span text:style-name="T169">in deze checklist door </text:span><text:span text:style-name="T173">d</text:span><text:span text:style-name="T174">i</text:span><text:span text:style-name="T173">e </text:span><text:span text:style-name="T172">in </text:span><text:span text:style-name="T174">het</text:span><text:span text:style-name="Strong_20_Emphasis"><text:span text:style-name="T44"> </text:span></text:span><text:span text:style-name="Strong_20_Emphasis"><text:span text:style-name="T56">tekstvak</text:span></text:span><text:span text:style-name="T169">.</text:span></text:p>
      <text:p text:style-name="P36"/>
      <text:p text:style-name="P36"/>
      <text:p text:style-name="P5"><text:span text:style-name="T179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79"><text:bookmark-ref text:reference-format="page" text:ref-name="__RefNumPara__4009_1271708128">2</text:bookmark-ref></text:span><text:span text:style-name="T171"><text:s text:c="2"/></text:span><text:span text:style-name="T180"><text:bookmark-ref text:reference-format="text" text:ref-name="__RefNumPara__4009_1271708128">Installatie uitvoeren</text:bookmark-ref></text:span><text:span text:style-name="T175">.</text:span></text:p>
      <text:p text:style-name="P23"/>
      <text:p text:style-name="P23"/>
      <text:list xml:id="list829814157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6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81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6">gebruiker</text:span></text:span><text:span text:style-name="User_20_Entry"><text:span text:style-name="T116">s</text:span></text:span><text:span text:style-name="User_20_Entry"><text:span text:style-name="T134">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8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Installeer en beheer Debian en op Debian gebaseerde systemen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7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0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8"/>
      <text:list xml:id="list102260171618461" text:continue-numbering="true" text:style-name="L1">
        <text:list-item>
          <text:p text:style-name="P80"><text:bookmark-start text:name="__RefNumPara__4009_1271708128"/><text:span text:style-name="Strong_20_Emphasis"><text:span text:style-name="T181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3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3">Start de computer op vanaf</text:span><text:span text:style-name="T183"><text:note text:id="ftn4" text:note-class="footnote"><text:note-citation>1</text:note-citation><text:note-body><text:p text:style-name="P73"><text:span text:style-name="T139">B</text:span><text:span text:style-name="T140">ootmenu/</text:span><text:span text:style-name="T139">S</text:span><text:span text:style-name="T140">etup</text:span><text:span text:style-name="T138"> via </text:span><text:span text:style-name="T136">é</text:span><text:span text:style-name="T137">é</text:span><text:span text:style-name="T139">n van de </text:span><text:span text:style-name="Definition"><text:span text:style-name="T141">Veelgebruikte toetsen: </text:span></text:span><text:span text:style-name="Definition"><text:span text:style-name="T282">E</text:span></text:span><text:span text:style-name="Definition"><text:span text:style-name="T272">sc</text:span></text:span><text:span text:style-name="Definition"><text:span text:style-name="T141">, </text:span></text:span><text:span text:style-name="Definition"><text:span text:style-name="T273">D</text:span></text:span><text:span text:style-name="Definition"><text:span text:style-name="T272">elete</text:span></text:span><text:span text:style-name="Definition"><text:span text:style-name="T141">, </text:span></text:span><text:span text:style-name="Definition"><text:span text:style-name="T273">F</text:span></text:span><text:span text:style-name="Definition"><text:span text:style-name="T272">1</text:span></text:span><text:span text:style-name="Definition"><text:span text:style-name="T141">, </text:span></text:span><text:span text:style-name="Definition"><text:span text:style-name="T272">F2</text:span></text:span><text:span text:style-name="Definition"><text:span text:style-name="T141">, </text:span></text:span><text:span text:style-name="Definition"><text:span text:style-name="T273">F9, </text:span></text:span><text:span text:style-name="Definition"><text:span text:style-name="T274">F10, F11, </text:span></text:span><text:span text:style-name="Definition"><text:span text:style-name="T275">of</text:span></text:span><text:span text:style-name="Definition"><text:span text:style-name="T274"> </text:span></text:span><text:span text:style-name="Definition"><text:span text:style-name="T273">F12</text:span></text:span><text:span text:style-name="T138">.</text:span></text:p></text:note-body></text:note></text:span><text:span text:style-name="T183"> </text:span><text:span text:style-name="T186">een </text:span><text:span text:style-name="Strong_20_Emphasis"><text:span text:style-name="T164"><text:user-field-get text:name="Distro">Ubuntu</text:user-field-get></text:span></text:span><text:span text:style-name="T182"><text:s/></text:span><text:span text:style-name="T165"><text:user-field-get text:name="Version">22.04 LTS</text:user-field-get></text:span><text:span text:style-name="T75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75">Live</text:span><text:span text:style-name="T75"><text:note text:id="ftn5" text:note-class="footnote"><text:note-citation>2</text:note-citation><text:note-body><text:p text:style-name="P71"><text:span text:style-name="T264">Vanaf een </text:span><text:span text:style-name="T280">L</text:span><text:span text:style-name="T264">ive </text:span><text:span text:style-name="T281">USB</text:span><text:span text:style-name="T267">-stick </text:span><text:span text:style-name="T268">(</text:span><text:span text:style-name="T267">of </text:span><text:span text:style-name="T281">DVD</text:span><text:span text:style-name="T268">)</text:span><text:span text:style-name="T21"> </text:span><text:span text:style-name="T264">kunt u opstarten en </text:span><text:span text:style-name="T15">met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werken zonder enige bestanden op de harde schijf te wijzigen en maakt ook installatie van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mogelijk.</text:span></text:p></text:note-body></text:note></text:span><text:span text:style-name="T75"> </text:span><text:span text:style-name="T78">USB</text:span><text:span text:style-name="T76">-stick</text:span><text:span text:style-name="T76"><text:note text:id="ftn6" text:note-class="footnote"><text:note-citation>3</text:note-citation><text:note-body><text:p text:style-name="P75"><text:span text:style-name="Strong_20_Emphasis"><text:span text:style-name="T111">In een grafische werkomgeving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5">cd</text:span></text:span><text:span text:style-name="Strong_20_Emphasis"><text:span text:style-name="T112">-beeldbestand</text:span></text:span><text:span text:style-name="Strong_20_Emphasis"><text:span text:style-name="T86"> </text:span></text:span><text:span text:style-name="Strong_20_Emphasis"><text:span text:style-name="T87">(.iso) </text:span></text:span><text:span text:style-name="Strong_20_Emphasis"><text:span text:style-name="T86">vanaf </text:span></text:span><text:a xlink:type="simple" xlink:href="https://nl.releases.ubuntu.com/" text:style-name="Internet_20_link" text:visited-style-name="Visited_20_Internet_20_Link"><text:span text:style-name="Strong_20_Emphasis"><text:span text:style-name="T265">nl.releases.ubuntu.com</text:span></text:span></text:a><text:span text:style-name="Strong_20_Emphasis"><text:span text:style-name="T86">, </text:span></text:span><text:span text:style-name="Strong_20_Emphasis"><text:span text:style-name="T88">klik op</text:span></text:span><text:span text:style-name="Strong_20_Emphasis"><text:span text:style-name="T89"> </text:span>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Strong_20_Emphasis"><text:span text:style-name="T125"><text:user-field-get text:name="Version">22.04 LTS</text:user-field-get></text:span></text:span><text:span text:style-name="Strong_20_Emphasis"><text:span text:style-name="T119"><text:s/>(Jammy Jellyfish)</text:span></text:span><text:span text:style-name="Strong_20_Emphasis"><text:span text:style-name="T89">, </text:span></text:span><text:span text:style-name="Strong_20_Emphasis"><text:span text:style-name="T90">en </text:span></text:span><text:span text:style-name="Strong_20_Emphasis"><text:span text:style-name="T88">klik </text:span></text:span><text:span text:style-name="Strong_20_Emphasis"><text:span text:style-name="T90">vervolgens </text:span></text:span><text:span text:style-name="Strong_20_Emphasis"><text:span text:style-name="T91">achter</text:span></text:span><text:span text:style-name="Strong_20_Emphasis"><text:span text:style-name="T90"> </text:span></text:span><text:span text:style-name="Strong_20_Emphasis"><text:span text:style-name="T124">Server install</text:span></text:span><text:span text:style-name="Strong_20_Emphasis"><text:span text:style-name="T120"> image</text:span></text:span><text:span text:style-name="Strong_20_Emphasis"><text:span text:style-name="T90"> </text:span></text:span><text:span text:style-name="Strong_20_Emphasis"><text:span text:style-name="T91">op </text:span></text:span><text:span text:style-name="Strong_20_Emphasis"><text:span text:style-name="T117">64-bit PC (AMD64) </text:span></text:span><text:span text:style-name="Strong_20_Emphasis"><text:span text:style-name="T118">server install</text:span></text:span><text:span text:style-name="Strong_20_Emphasis"><text:span text:style-name="T117"> image</text:span></text:span><text:span text:style-name="Strong_20_Emphasis"><text:span text:style-name="T115">.</text:span></text:span><text:span text:style-name="Strong_20_Emphasis"><text:span text:style-name="T90"><text:line-break/></text:span></text:span><text:span text:style-name="Strong_20_Emphasis"><text:span text:style-name="T88">P</text:span></text:span><text:span text:style-name="Strong_20_Emphasis"><text:span text:style-name="T83">laats </text:span></text:span><text:span text:style-name="Strong_20_Emphasis"><text:span text:style-name="T84">een </text:span></text:span><text:span text:style-name="Strong_20_Emphasis"><text:span text:style-name="T85">usb</text:span></text:span><text:span text:style-name="Strong_20_Emphasis"><text:span text:style-name="T84">-stick </text:span></text:span><text:span text:style-name="Strong_20_Emphasis"><text:span text:style-name="T113">va</text:span></text:span><text:span text:style-name="Strong_20_Emphasis"><text:span text:style-name="T92">n </text:span></text:span><text:span text:style-name="Strong_20_Emphasis"><text:span text:style-name="T93">min</text:span></text:span><text:span text:style-name="Strong_20_Emphasis"><text:span text:style-name="T94">imaal</text:span></text:span><text:span text:style-name="Strong_20_Emphasis"><text:span text:style-name="T93"> </text:span></text:span><text:span text:style-name="Strong_20_Emphasis"><text:span text:style-name="T95">4</text:span></text:span><text:span text:style-name="Strong_20_Emphasis"><text:span text:style-name="T93"> GB. <text:line-break/></text:span></text:span><text:span text:style-name="Strong_20_Emphasis"><text:span text:style-name="T114">Zoek</text:span></text:span><text:span text:style-name="Strong_20_Emphasis"><text:span text:style-name="T93"> </text:span></text:span><text:span text:style-name="Strong_20_Emphasis"><text:span text:style-name="T121">s</text:span></text:span><text:span text:style-name="Strong_20_Emphasis"><text:span text:style-name="T122">ch</text:span></text:span><text:span text:style-name="Strong_20_Emphasis"><text:span text:style-name="T93"> en klik op het pictogram van</text:span></text:span><text:span text:style-name="Strong_20_Emphasis"><text:span text:style-name="T96"> </text:span></text:span><text:span text:style-name="Strong_20_Emphasis"><text:span text:style-name="T126">Schijven</text:span></text:span><text:span text:style-name="Strong_20_Emphasis"><text:span text:style-name="T97">. Selecteer de </text:span></text:span><text:span text:style-name="Strong_20_Emphasis"><text:span text:style-name="T98">usb</text:span></text:span><text:span text:style-name="Strong_20_Emphasis"><text:span text:style-name="T97">-stick in de lijst van schijven aan de linkerkant en klik rechtsboven op </text:span></text:span><text:span text:style-name="Strong_20_Emphasis"><text:span text:style-name="T123">Schijfinstellingen</text:span></text:span><text:span text:style-name="Strong_20_Emphasis"><text:span text:style-name="T97"> </text:span></text:span><text:span text:style-name="Strong_20_Emphasis"><text:span text:style-name="T123">⋮</text:span></text:span><text:span text:style-name="Strong_20_Emphasis"><text:span text:style-name="T97"> (icoontje met de drie puntjes).</text:span></text:span></text:p><text:p text:style-name="P52"><text:span text:style-name="Strong_20_Emphasis"><text:span text:style-name="T97"><text:tab/>Kies </text:span></text:span><text:span text:style-name="Strong_20_Emphasis"><text:span text:style-name="T123">Schijfkopie terugzetten</text:span></text:span><text:span text:style-name="Strong_20_Emphasis"><text:span text:style-name="T97"> en selecteer </text:span></text:span><text:span text:style-name="Strong_20_Emphasis"><text:span text:style-name="T99">het net</text:span></text:span><text:span text:style-name="Strong_20_Emphasis"><text:span text:style-name="T100"> gedownloade </text:span></text:span><text:span text:style-name="Strong_20_Emphasis"><text:span text:style-name="T101">cd</text:span></text:span><text:span text:style-name="T16">-beeldbestand </text:span><text:span text:style-name="T17">(.iso)</text:span><text:span text:style-name="Strong_20_Emphasis"><text:span text:style-name="T100">.</text:span></text:span></text:p><text:p text:style-name="P54"><text:span text:style-name="Strong_20_Emphasis"><text:span text:style-name="T97"><text:tab/>Klik op </text:span></text:span><text:span text:style-name="Strong_20_Emphasis"><text:span text:style-name="T123">Terugzetten starten</text:span></text:span><text:span text:style-name="Strong_20_Emphasis"><text:span text:style-name="T97"> en vervolgens op </text:span></text:span><text:span text:style-name="Strong_20_Emphasis"><text:span text:style-name="T123">Terugzetten</text:span></text:span><text:span text:style-name="Strong_20_Emphasis"><text:span text:style-name="T102">.<text:line-break/></text:span></text:span><text:span text:style-name="Strong_20_Emphasis"><text:span text:style-name="T103">O</text:span></text:span><text:span text:style-name="Strong_20_Emphasis"><text:span text:style-name="T84">f </text:span></text:span><text:span text:style-name="Strong_20_Emphasis"><text:span text:style-name="T104">gebruik </text:span></text:span><text:span text:style-name="Strong_20_Emphasis"><text:span text:style-name="T105">het programma </text:span></text:span><text:span text:style-name="Strong_20_Emphasis"><text:span text:style-name="T127">Etche</text:span></text:span><text:span text:style-name="Strong_20_Emphasis"><text:span text:style-name="T128">r</text:span></text:span><text:span text:style-name="Strong_20_Emphasis"><text:span text:style-name="T105">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66">etcher.io</text:span></text:span></text:a><text:span text:style-name="Strong_20_Emphasis"><text:span text:style-name="T106">) </text:span></text:span><text:span text:style-name="Strong_20_Emphasis"><text:span text:style-name="T107">dat </text:span></text:span><text:span text:style-name="Strong_20_Emphasis"><text:span text:style-name="T84">beschikbaar </text:span></text:span><text:span text:style-name="Strong_20_Emphasis"><text:span text:style-name="T107">is </text:span></text:span><text:span text:style-name="Strong_20_Emphasis"><text:span text:style-name="T84">voor </text:span></text:span><text:span text:style-name="Strong_20_Emphasis"><text:span text:style-name="T97">Windows, </text:span></text:span><text:span text:style-name="Strong_20_Emphasis"><text:span text:style-name="T108">mac</text:span></text:span><text:span text:style-name="Strong_20_Emphasis"><text:span text:style-name="T109">OS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5">Linux</text:span></text:span><text:span text:style-name="Strong_20_Emphasis"><text:span text:style-name="T110">.</text:span></text:span></text:p></text:note-body></text:note></text:span><text:span text:style-name="T75"> </text:span><text:span text:style-name="T77">of </text:span><text:span text:style-name="T78">DVD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6">Try or Install Ubuntu </text:span></text:span><text:span text:style-name="Strong_20_Emphasis"><text:span text:style-name="T67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9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4">Kies</text:span><text:span text:style-name="T185"> </text:span><text:span text:style-name="T187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3">Bij</text:span><text:span text:style-name="T215"> </text:span><text:span text:style-name="Strong_20_Emphasis"><text:span text:style-name="T221">Profile setup</text:span>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20">V</text:span><text:span text:style-name="T216">ul </text:span><text:span text:style-name="T217">in </text:span><text:span text:style-name="Strong_20_Emphasis"><text:span text:style-name="T221">Your</text:span></text:span><text:span text:style-name="Strong_20_Emphasis"><text:span text:style-name="T218"> n</text:span></text:span><text:span text:style-name="Strong_20_Emphasis"><text:span text:style-name="T219">a</text:span></text:span><text:span text:style-name="Strong_20_Emphasis"><text:span text:style-name="T221">me</text:span></text:span><text:span text:style-name="Strong_20_Emphasis"><text:span text:style-name="T208"> </text:span></text:span><text:span text:style-name="Definition"><text:span text:style-name="T4">gebruiker</text:span></text:span><text:span text:style-name="Strong_20_Emphasis"><text:span text:style-name="T209">, <text:line-break/></text:span></text:span><text:span text:style-name="Strong_20_Emphasis"><text:span text:style-name="T221">Your server</text:span></text:span><text:span text:style-name="Strong_20_Emphasis"><text:span text:style-name="T224">'</text:span></text:span><text:span text:style-name="Strong_20_Emphasis"><text:span text:style-name="T225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08">,<text:line-break/></text:span></text:span><text:span text:style-name="Strong_20_Emphasis"><text:span text:style-name="T222">Pick a username</text:span></text:span><text:span text:style-name="Strong_20_Emphasis"><text:span text:style-name="T208"> </text:span></text:span><text:span text:style-name="Definition"><text:span text:style-name="T4">gebruikersnaam</text:span></text:span><text:span text:style-name="Strong_20_Emphasis"><text:span text:style-name="T208">, </text:span></text:span><text:span text:style-name="Strong_20_Emphasis"><text:span text:style-name="T211">en</text:span></text:span><text:span text:style-name="Strong_20_Emphasis"><text:span text:style-name="T208"><text:line-break/></text:span></text:span><text:span text:style-name="Strong_20_Emphasis"><text:span text:style-name="T210">g</text:span></text:span><text:span text:style-name="Strong_20_Emphasis"><text:span text:style-name="T207">eef tweemaal een </text:span></text:span><text:span text:style-name="Strong_20_Emphasis"><text:span text:style-name="T214">wachtwoord</text:span></text:span><text:span text:style-name="Strong_20_Emphasis"><text:span text:style-name="T207">.</text:span></text:span></text:p>
          </table:table-cell>
        </table:table-row>
      </table:table>
      <text:p text:style-name="P37"><text:span text:style-name="Strong_20_Emphasis"><text:span text:style-name="T64"/></text:span></text:p>
      <text:list xml:id="list102259869885946"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3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8">Installeer </text:span></text:span><text:span text:style-name="Strong_20_Emphasis"><text:span text:style-name="T60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3">Installeer en beheer Debian en op Debian gebaseerde systemen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1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6"/></text:span></text:p>
      <text:p text:style-name="P40"><text:span text:style-name="Strong_20_Emphasis"><text:span text:style-name="T42"/></text:span></text:p>
      <text:list xml:id="list102259165596254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18" draw:name="Vorm40_ 1" draw:style-name="gr1" draw:text-style-name="P83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42">E</text:span></text:span><text:span text:style-name="User_20_Entry"><text:span text:style-name="T144">ventuele extra </text:span></text:span><text:span text:style-name="Definition"><text:span text:style-name="T277">gebruiker</text:span></text:span><text:span text:style-name="User_20_Entry"><text:span text:style-name="T143">s</text:span></text:span><text:span text:style-name="User_20_Entry"><text:span text:style-name="T144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9" draw:name="Vorm40_ 2" draw:style-name="gr1" draw:text-style-name="P83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6"><text:span text:style-name="Strong_20_Emphasis"><text:span text:style-name="T54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2"><text:user-field-get text:name="Distro">Ubuntu</text:user-field-get></text:span></text:span><text:span text:style-name="T152"><text:s/></text:span><text:span text:style-name="T153"><text:user-field-get text:name="Version">22.04 LTS</text:user-field-get></text:span><text:span text:style-name="Strong_20_Emphasis"><text:span text:style-name="T16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150">is voltooid.</text:span></text:p>
      <text:p text:style-name="P11"/>
      <text:p text:style-name="P6"><text:span text:style-name="Emphasis"><text:span text:style-name="T229">Geschreven </text:span></text:span><text:span text:style-name="Emphasis"><text:span text:style-name="T227">d</text:span></text:span><text:span text:style-name="Emphasis"><text:span text:style-name="T22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1">CC0 1.0 Universeel</text:span></text:span></text:a><text:span text:style-name="Emphasis"><text:span text:style-name="T229">,</text:span></text:span><text:span text:style-name="Emphasis"><text:span text:style-name="T226"> </text:span></text:span><text:span text:style-name="Strong_20_Emphasis"><text:span text:style-name="T42"><text:user-field-get style:data-style-name="N0" text:name="Releaseyear">2022</text:user-field-get></text:span></text:span><text:span text:style-name="Emphasis"><text:span text:style-name="T228">-</text:span></text:span><text:span text:style-name="Emphasis"><text:span text:style-name="T228"><text:date style:data-style-name="N10107" text:date-value="2023-09-30T10:22:58.755909623">2023</text:date></text:span></text:span><text:span text:style-name="Emphasis"><text:span text:style-name="T2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9-30T10:22:58.462542803">30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2:58.312875909</dc:date>
    <meta:keyword>Installatie</meta:keyword>
    <meta:keyword>Checklist</meta:keyword>
    <meta:keyword>Linux</meta:keyword>
    <meta:editing-cycles>6760</meta:editing-cycles>
    <meta:editing-duration>P11DT23H3M42S</meta:editing-duration>
    <dc:creator>Karel Zimmer</dc:creator>
    <meta:document-statistic meta:table-count="4" meta:image-count="0" meta:object-count="0" meta:page-count="4" meta:paragraph-count="72" meta:word-count="456" meta:character-count="3155" meta:non-whitespace-character-count="2733"/>
    <meta:user-defined meta:name="Info 1"/>
    <meta:user-defined meta:name="Info 2"/>
    <meta:user-defined meta:name="Info 3"/>
    <meta:user-defined meta:name="Info 4"/>
  </office:meta>
</office:document-meta>
</file>